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510" officeooo:paragraph-rsid="00060510"/>
    </style:style>
    <style:style style:name="P2" style:family="paragraph" style:parent-style-name="Standard">
      <style:text-properties officeooo:rsid="00060510" officeooo:paragraph-rsid="00060510"/>
    </style:style>
    <style:style style:name="P3" style:family="paragraph" style:parent-style-name="Standard">
      <style:text-properties fo:font-weight="normal" officeooo:rsid="00060510" officeooo:paragraph-rsid="00060510" style:font-weight-asian="normal" style:font-weight-complex="normal"/>
    </style:style>
    <style:style style:name="P4" style:family="paragraph" style:parent-style-name="Standard">
      <style:text-properties fo:font-weight="normal" officeooo:rsid="0007f397" officeooo:paragraph-rsid="0007f397" style:font-weight-asian="normal" style:font-weight-complex="normal"/>
    </style:style>
    <style:style style:name="P5" style:family="paragraph" style:parent-style-name="Standard">
      <style:text-properties fo:font-weight="normal" officeooo:rsid="000a3298" officeooo:paragraph-rsid="000a3298" style:font-weight-asian="normal" style:font-weight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fo:font-weight="normal" officeooo:rsid="000a3298" officeooo:paragraph-rsid="000a3298" style:font-weight-asian="normal" style:font-weight-complex="normal"/>
    </style:style>
    <style:style style:name="P7" style:family="paragraph" style:parent-style-name="Standard" style:list-style-name="Numbering_20_123">
      <style:paragraph-properties fo:margin-top="0.101cm" fo:margin-bottom="0.101cm" loext:contextual-spacing="false"/>
      <style:text-properties fo:font-weight="normal" officeooo:rsid="000a3298" officeooo:paragraph-rsid="000a3298" style:font-weight-asian="normal" style:font-weight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officeooo:rsid="000a3298" officeooo:paragraph-rsid="000a3298"/>
    </style:style>
    <style:style style:name="P9" style:family="paragraph" style:parent-style-name="Standard" style:list-style-name="List_20_1">
      <style:paragraph-properties fo:margin-top="0.101cm" fo:margin-bottom="0.101cm" loext:contextual-spacing="false"/>
      <style:text-properties officeooo:rsid="000a3298" officeooo:paragraph-rsid="000a3298"/>
    </style:style>
    <style:style style:name="P10" style:family="paragraph" style:parent-style-name="Standard">
      <style:paragraph-properties fo:margin-top="0.101cm" fo:margin-bottom="0.101cm" loext:contextual-spacing="false"/>
      <style:text-properties officeooo:rsid="000aa229" officeooo:paragraph-rsid="000aa229"/>
    </style:style>
    <style:style style:name="P11" style:family="paragraph" style:parent-style-name="Standard" style:list-style-name="List_20_1">
      <style:paragraph-properties fo:margin-top="0.101cm" fo:margin-bottom="0.101cm" loext:contextual-spacing="false"/>
      <style:text-properties officeooo:rsid="000aa229" officeooo:paragraph-rsid="000aa2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f39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Ananias, meu pai, sempre o vi como um guerreiro, foi a pessoa me que passou os valores do caráter, da disciplina, do sacrifício.</text:p>
      <text:p text:style-name="P1">2- Nilza, minha mãe, dedicação e sacrifício a descrevem bem. Muitas vezes renunciou seus sonhos para colocar o bem estar da família em primeiro lugar, uma parceira para meu pai, e sempre um mãe amorosa e cuidadora.</text:p>
      <text:p text:style-name="P1">3- Victor, meu irmão, um homem batalhador, que foi pai muito cedo, e apesar das dificuldades sempre enfrentou seus problemas com calma e serenidade. </text:p>
      <text:p text:style-name="P1"/>
      <text:p text:style-name="P1"/>
      <text:p text:style-name="P1">PRINCIPAL PESSOA A ME INFLUENCIAR: <text:span text:style-name="T1">EU MESMO!</text:span></text:p>
      <text:p text:style-name="P3"/>
      <text:p text:style-name="P3">SER PROTAGONISTA: Liderar a mim mesmo. Manter engajado e motivado! Precisamos enxergar as soluções dos problemas.</text:p>
      <text:p text:style-name="P3"/>
      <text:p text:style-name="P3">PLANEJAR: onde estou e onde quero chegar, estudante =&gt; Profissional competente = </text:p>
      <text:p text:style-name="P3">Concluir o curso na Trybe, aprender e desenvolver bem!</text:p>
      <text:p text:style-name="P3">Poder trabalhar na área de desenvolvimento de software, ser bem remunerado, ter um trabalho remoto. SER FELIZ</text:p>
      <text:p text:style-name="P3"/>
      <text:p text:style-name="P3">DESENVOLVER O AUTO CONTROLE =&gt; disciplina, foco e fé</text:p>
      <text:p text:style-name="P3">. Disciplina = focar no estudo</text:p>
      <text:p text:style-name="P3">. Eficiente = Estudar de forma eficiente.</text:p>
      <text:p text:style-name="P3">. Persistência = Continuar focado no objetivo independentemente dos tropeços</text:p>
      <text:p text:style-name="P1"><text:span text:style-name="T2">. Determinação = Fazer o máximo ao meu alcance para desenvolver. O mínimo não é aceitável.</text:span><text:span text:style-name="T3">n</text:span></text:p>
      <text:p text:style-name="P3"/>
      <text:p text:style-name="P4">1- Disciplina</text:p>
      <text:p text:style-name="P4">2- Eficiência</text:p>
      <text:p text:style-name="P4">3- Persistência</text:p>
      <text:p text:style-name="P4">4- Determinação</text:p>
      <text:p text:style-name="P4">5- Paciência</text:p>
      <text:p text:style-name="P3"/>
      <text:p text:style-name="P3"/>
      <text:p text:style-name="P5">CRIAÇÃO DO PDI</text:p>
      <text:p text:style-name="P5"/>
      <text:p text:style-name="P5">Método 5W2H</text:p>
      <text:p text:style-name="P3"><text:s/></text:p>
      <text:p text:style-name="P5">5W</text:p>
      <text:p text:style-name="P5">1. WHAT</text:p>
      <text:p text:style-name="P5">2. WHY</text:p>
      <text:p text:style-name="P5">3.WHERE</text:p>
      <text:p text:style-name="P5">4.WHEN</text:p>
      <text:p text:style-name="P5">5.WHO</text:p>
      <text:p text:style-name="P5"/>
      <text:p text:style-name="P5">2H</text:p>
      <text:p text:style-name="P5">HOW</text:p>
      <text:p text:style-name="P5">HOW MUCH</text:p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1. WHAT – O QUE SERÁ FEITO? QUAL A META?</text:p>
      <text:p text:style-name="P5"/>
      <text:list xml:id="list370205751" text:style-name="Numbering_20_123">
        <text:list-item>
          <text:p text:style-name="P7">- O QUE PRECISO MELHORAR?</text:p>
        </text:list-item>
        <text:list-item>
          <text:p text:style-name="P7">- QUAL HABILIDADE DEVE SER APRIMORADA?</text:p>
        </text:list-item>
        <text:list-item>
          <text:p text:style-name="P7">-QUAIS COMPORTAMENTOS SERÃO MELHORADOS?</text:p>
        </text:list-item>
        <text:list-item>
          <text:p text:style-name="P7">O OBJET?IVO ESTA RELACIONADO A ALGUMA COMPETÊNCIA TECNICA?</text:p>
        </text:list-item>
        <text:list-item>
          <text:p text:style-name="P7">O QUE DESEJA ALCANÇAR AO FINAL DO PLANO?</text:p>
        </text:list-item>
      </text:list>
      <text:p text:style-name="P6"/>
      <text:p text:style-name="P6">2. WHY - POR QUÊ SERÁ FEITO?</text:p>
      <text:p text:style-name="P6">- QUAL MOTIVO?</text:p>
      <text:p text:style-name="P6">- QUAL A MOTIVAÇÃO?</text:p>
      <text:p text:style-name="P6"/>
      <text:p text:style-name="P6">3- WHERE – ONDE SERÁ FEITO?</text:p>
      <text:list xml:id="list836258566" text:style-name="List_20_1">
        <text:list-item>
          <text:p text:style-name="P9"><text:span text:style-name="T2">ONDE SERÁ FEITO, QUAL LOCAL?</text:span></text:p>
          <text:p text:style-name="P9"><text:span text:style-name="T2"/></text:p>
        </text:list-item>
      </text:list>
      <text:p text:style-name="P8"><text:span text:style-name="T2">4- WHEN – QUANDO?</text:span></text:p>
      <text:list xml:id="list231527377626599" text:continue-numbering="true" text:style-name="List_20_1">
        <text:list-item>
          <text:p text:style-name="P9"><text:span text:style-name="T2">DEFINIR AS ETPAS E ESTABELECER CURTOS E MÉDIOS PRAZOS, PARA SE ALCANÇAR O OBJETIVO FINAL.</text:span></text:p>
        </text:list-item>
      </text:list>
      <text:p text:style-name="P8"><text:span text:style-name="T2"/></text:p>
      <text:p text:style-name="P8"><text:span text:style-name="T2">5- WHO – QUEM?</text:span></text:p>
      <text:p text:style-name="P10"><text:span text:style-name="T2">O PLANO SERÁ DESENVOLVIDO INDIVIDUALMENTE? EM GRUPO?</text:span></text:p>
      <text:p text:style-name="P10"><text:span text:style-name="T2">ESTABELECER OS COLABORADORES E SUAS METAS¹</text:span></text:p>
      <text:p text:style-name="P10"><text:span text:style-name="T2"/></text:p>
      <text:p text:style-name="P10"><text:span text:style-name="T2">6- HOW? COMO?</text:span></text:p>
      <text:p text:style-name="P10"><text:span text:style-name="T2">COMO SERÁ EXECUTADO? DEVERÁ SER MONTADO UMA ESTRATÉGIA PARA DESENVOLVER.</text:span></text:p>
      <text:list xml:id="list231526143564087" text:continue-numbering="true" text:style-name="List_20_1">
        <text:list-item>
          <text:p text:style-name="P11"><text:span text:style-name="T2">QUAIS MÉTODOS?</text:span></text:p>
        </text:list-item>
        <text:list-item>
          <text:p text:style-name="P11"><text:span text:style-name="T2">QUAIS CAMINHOS?</text:span></text:p>
        </text:list-item>
        <text:list-item>
          <text:p text:style-name="P11"><text:span text:style-name="T2">O QUE SE PODE FAZER PARA SER MAIS RÁPIDO E PRECISO?</text:span></text:p>
        </text:list-item>
      </text:list>
      <text:p text:style-name="P10"><text:span text:style-name="T2"/></text:p>
      <text:p text:style-name="P10"><text:span text:style-name="T2">7- HOW MUCH? QUANTO CUSTA</text:span></text:p>
      <text:p text:style-name="P10"><text:span text:style-name="T2">DEFINIR O CUSTO FINANCEIRO E QUANTO TEMPO SERÁ INVESTIDO NO PROJETO</text:span></text:p>
      <text:p text:style-name="P10"><text:span text:style-name="T2"/></text:p>
      <text:p text:style-name="P10"><text:span text:style-name="T2"/></text:p>
      <text:p text:style-name="P8"><text:span text:style-name="T2"><text:s/></text:span></text:p>
      <text:p text:style-name="P6"/>
      <text:p text:style-name="P6"/>
      <text:p text:style-name="P5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4:13:45.169605722</meta:creation-date>
    <dc:date>2021-11-24T23:15:25.339328158</dc:date>
    <meta:editing-duration>PT8H31M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55" meta:word-count="375" meta:character-count="2169" meta:non-whitespace-character-count="1850"/>
  </office:meta>
</office:document-meta>
</file>